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B00000319D16F03146.svm"/>
  <manifest:file-entry manifest:media-type="" manifest:full-path="Pictures/20000007000052B00000319D486E9FFC.svm"/>
  <manifest:file-entry manifest:media-type="" manifest:full-path="Pictures/20000007000052B00000319D529D6D43.svm"/>
  <manifest:file-entry manifest:media-type="" manifest:full-path="Pictures/20000007000052B00000319D7C41261F.svm"/>
  <manifest:file-entry manifest:media-type="" manifest:full-path="Pictures/20000007000052B00000319DB0B4A0CA.svm"/>
  <manifest:file-entry manifest:media-type="" manifest:full-path="Pictures/20000007000052B00000319DF79D82A1.svm"/>
  <manifest:file-entry manifest:media-type="" manifest:full-path="Pictures/20000007000052B00000319D359F121F.svm"/>
  <manifest:file-entry manifest:media-type="" manifest:full-path="Pictures/20000007000052B00000319DEDBDC980.svm"/>
  <manifest:file-entry manifest:media-type="" manifest:full-path="Pictures/200000070000066B0000458FC19C16B9.svm"/>
  <manifest:file-entry manifest:media-type="" manifest:full-path="Pictures/20000007000052B00000319DD8B059C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P5" style:family="paragraph" style:parent-style-name="Text_20_body" style:list-style-name="L2">
      <style:text-properties fo:font-weight="normal" style:font-weight-asian="normal" style:font-weight-complex="normal"/>
    </style:style>
    <style:style style:name="P6" style:family="paragraph" style:parent-style-name="Text_20_body" style:list-style-name="L5">
      <style:text-properties fo:font-weight="normal" style:font-weight-asian="normal" style:font-weight-complex="normal"/>
    </style:style>
    <style:style style:name="P7" style:family="paragraph" style:parent-style-name="Text_20_body" style:list-style-name="L7">
      <style:text-properties fo:font-weight="normal" style:font-weight-asian="normal" style:font-weight-complex="normal"/>
    </style:style>
    <style:style style:name="P8" style:family="paragraph" style:parent-style-name="Text_20_body" style:list-style-name="L8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807in" fo:text-indent="-0.25in" fo:margin-left="0.9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307in" fo:text-indent="-0.25in" fo:margin-left="1.2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Test Record</text:h>
      <text:p text:style-name="Standard">Marshall Taylor</text:p>
      <text:p text:style-name="Standard">8/21/2015</text:p>
      <text:h text:style-name="Heading_20_2" text:outline-level="2">Readback Function</text:h>
      <text:p text:style-name="P1">Procedure:</text:p>
      <text:list xml:id="list33248373" text:style-name="L1">
        <text:list-item>
          <text:p text:style-name="P4">Use ReadBarOnly to sample the input once per second.</text:p>
        </text:list-item>
        <text:list-item>
          <text:p text:style-name="P4">Set the knob to mid value</text:p>
        </text:list-item>
      </text:list>
      <text:p text:style-name="P1">Criteria:</text:p>
      <text:list xml:id="list33231302" text:style-name="L2">
        <text:list-item>
          <text:p text:style-name="P9"><text:span text:style-name="T1">Do changes under each eye produce the correct change in the raw byte? <text:s/></text:span><text:span text:style-name="T2">YES</text:span></text:p>
        </text:list-item>
        <text:list-item>
          <text:p text:style-name="P5">Do the vector readbacks match the silkscreen polarity/axis? <text:s/><text:span text:style-name="T2">YES</text:span></text:p>
        </text:list-item>
      </text:list>
      <text:p text:style-name="P1"/>
      <text:h text:style-name="Heading_20_2" text:outline-level="2">Light Control Function</text:h>
      <text:p text:style-name="P1">Procedure:</text:p>
      <text:list xml:id="list33238473" text:style-name="L3">
        <text:list-item>
          <text:p text:style-name="P10">Attach a scope to LED_BIAS and FBLEDEN.</text:p>
        </text:list-item>
        <text:list-item>
          <text:p text:style-name="P10">Run ReadBarOnly</text:p>
        </text:list-item>
        <text:list-item>
          <text:p text:style-name="P10">Capture a read operation</text:p>
        </text:list-item>
      </text:list>
      <text:p text:style-name="Text_20_body">Criteria:</text:p>
      <text:list xml:id="list33257234" text:style-name="L4">
        <text:list-item>
          <text:p text:style-name="P11">Does the LED_BIAS pulse during read? <text:s/><text:span text:style-name="T2">YES</text:span></text:p>
        </text:list-item>
        <text:list-item>
          <text:p text:style-name="P11">Does the FBLEDEN pulse 2ms after LED_BIAS? <text:s/><text:span text:style-name="T2">YES</text:span></text:p>
        </text:list-item>
        <text:list-item>
          <text:p text:style-name="P11">Do they cutoff together? <text:s/><text:span text:style-name="T2">YES</text:span></text:p>
        </text:list-item>
      </text:list>
      <text:p text:style-name="P12"><draw:frame draw:style-name="fr1" draw:name="graphics4" text:anchor-type="paragraph" svg:width="6.6925in" svg:height="4.0154in" draw:z-index="3"><draw:image xlink:href="Pictures/20000007000052B00000319D359F121F.svm" xlink:type="simple" xlink:show="embed" xlink:actuate="onLoad"/></draw:frame></text:p>
      <text:h text:style-name="P2" text:outline-level="2"><text:soft-page-break/>Addressing</text:h>
      <text:p text:style-name="P1">Procedure:</text:p>
      <text:list xml:id="list33241007" text:style-name="L5">
        <text:list-item>
          <text:p text:style-name="P6">Test the default configuration</text:p>
        </text:list-item>
        <text:list-item>
          <text:p text:style-name="P6">Change the solder jumpers</text:p>
        </text:list-item>
        <text:list-item>
          <text:p text:style-name="P6">Change the sketch to match the new configuration</text:p>
        </text:list-item>
        <text:list-item>
          <text:p text:style-name="P6">Test the new configuration </text:p>
        </text:list-item>
        <text:list-item>
          <text:p text:style-name="P6">Do for all 4 configurations</text:p>
        </text:list-item>
      </text:list>
      <text:p text:style-name="P1">Criteria:</text:p>
      <text:list xml:id="list33227547" text:style-name="L6">
        <text:list-item>
          <text:p text:style-name="P13">Did the code address values match the jumper silkscreen addresses? <text:span text:style-name="T2">YES</text:span></text:p>
        </text:list-item>
        <text:list-item>
          <text:p text:style-name="P13">Does the silkscreen box agree with the jumper silkscreen?<text:span text:style-name="T2"> NO</text:span></text:p>
        </text:list-item>
      </text:list>
      <text:h text:style-name="Heading_20_2" text:outline-level="2">Power Consumption</text:h>
      <text:p text:style-name="Text_20_body">Procedure:</text:p>
      <text:list xml:id="list33231096" text:style-name="L7">
        <text:list-item>
          <text:p text:style-name="P14">Connect an inline resistor of 0.1 to 0.5 ohm in the ground return path of the sensor bar</text:p>
        </text:list-item>
        <text:list-item>
          <text:p text:style-name="P14">Record resistor value: <text:span text:style-name="T2">0.33 ohms</text:span></text:p>
        </text:list-item>
        <text:list-item>
          <text:p text:style-name="P14">Power the redbot from 6.0 volts</text:p>
        </text:list-item>
        <text:list-item>
          <text:p text:style-name="P14">Attach a scope across the resistor</text:p>
        </text:list-item>
        <text:list-item>
          <text:p text:style-name="P14">Run ReadBarOnly</text:p>
        </text:list-item>
        <text:list-item>
          <text:p text:style-name="P14">Set knob to max</text:p>
        </text:list-item>
        <text:list-item>
          <text:p text:style-name="P14">Capture a read pulse</text:p>
        </text:list-item>
        <text:list-item>
          <text:p text:style-name="P14">Record the quiescent voltage: <text:span text:style-name="T2">0.004 V</text:span></text:p>
        </text:list-item>
        <text:list-item>
          <text:p text:style-name="P14"><text:span text:style-name="T1">Record the peak voltagae: </text:span><text:span text:style-name="T2">0.072 V</text:span></text:p>
        </text:list-item>
        <text:list-item>
          <text:p text:style-name="P7">Capture the scope view</text:p>
        </text:list-item>
        <text:list-item>
          <text:p text:style-name="P14">Set knob to 1/2</text:p>
        </text:list-item>
        <text:list-item>
          <text:p text:style-name="P14"><text:span text:style-name="T1">Record the peak voltage: </text:span><text:span text:style-name="T2">0.042 V</text:span></text:p>
        </text:list-item>
        <text:list-item>
          <text:p text:style-name="P7">Capture the scope view</text:p>
        </text:list-item>
        <text:list-item>
          <text:p text:style-name="P14">Set knob to min</text:p>
        </text:list-item>
        <text:list-item>
          <text:p text:style-name="P14"><text:span text:style-name="T1">Record the peak voltagae: </text:span><text:span text:style-name="T2">0.004 V</text:span></text:p>
        </text:list-item>
        <text:list-item>
          <text:p text:style-name="P7">Capture the scope view</text:p>
        </text:list-item>
      </text:list>
      <text:p text:style-name="Text_20_body">Criteria:</text:p>
      <text:list xml:id="list33230643" text:style-name="L8">
        <text:list-item>
          <text:p text:style-name="P15">Does the current jump up as a step function?: <text:span text:style-name="T2">YES</text:span></text:p>
        </text:list-item>
        <text:list-item>
          <text:p text:style-name="P15">Is the quiescent current 10mA +/- 20%? <text:s/>Calculate it: <text:span text:style-name="T2">12.1mA</text:span></text:p>
        </text:list-item>
        <text:list-item>
          <text:p text:style-name="P15">Is max peak current 200mA +/- 20%? <text:s/>Calculate it: <text:span text:style-name="T2">218mA</text:span></text:p>
        </text:list-item>
        <text:list-item>
          <text:p text:style-name="P8">Is mid peak current about 1/2 max? <text:s/>Calculate it: <text:s/><text:span text:style-name="T2">127mA</text:span></text:p>
        </text:list-item>
        <text:list-item>
          <text:p text:style-name="P8">Is the min peak current same as quiescent? <text:span text:style-name="T2">YES</text:span></text:p>
        </text:list-item>
      </text:list>
      <text:p text:style-name="Text_20_body"><draw:frame draw:style-name="fr2" draw:name="graphics5" text:anchor-type="paragraph" svg:x="0in" svg:y="0in" svg:width="6.6925in" svg:height="4.0154in" draw:z-index="4"><draw:image xlink:href="Pictures/20000007000052B00000319D529D6D43.svm" xlink:type="simple" xlink:show="embed" xlink:actuate="onLoad"/></draw:frame><text:soft-page-break/></text:p>
      <text:p text:style-name="Text_20_body"/>
      <text:p text:style-name="Text_20_body"/>
      <text:h text:style-name="Heading_20_2" text:outline-level="2"><draw:frame draw:style-name="fr1" draw:name="graphics6" text:anchor-type="paragraph" svg:width="6.6925in" svg:height="4.0154in" draw:z-index="5"><draw:image xlink:href="Pictures/20000007000052B00000319DF79D82A1.svm" xlink:type="simple" xlink:show="embed" xlink:actuate="onLoad"/></draw:frame><text:soft-page-break/></text:h>
      <text:p text:style-name="Text_20_body"><draw:frame draw:style-name="fr3" draw:name="graphics7" text:anchor-type="paragraph" svg:width="6.6925in" svg:height="4.0154in" draw:z-index="6"><draw:image xlink:href="Pictures/20000007000052B00000319DB0B4A0CA.svm" xlink:type="simple" xlink:show="embed" xlink:actuate="onLoad"/></draw:frame></text:p>
      <text:p text:style-name="Text_20_body"/>
      <text:p text:style-name="Text_20_body"/>
      <text:p text:style-name="Text_20_body"><draw:frame draw:style-name="fr3" draw:name="graphics8" text:anchor-type="paragraph" svg:width="6.6925in" svg:height="4.0154in" draw:z-index="7"><draw:image xlink:href="Pictures/20000007000052B00000319D16F03146.svm" xlink:type="simple" xlink:show="embed" xlink:actuate="onLoad"/></draw:frame><text:soft-page-break/></text:p>
      <text:p text:style-name="Text_20_body"><draw:frame draw:style-name="fr1" draw:name="graphics9" text:anchor-type="paragraph" svg:width="6.6925in" svg:height="4.0154in" draw:z-index="8"><draw:image xlink:href="Pictures/20000007000052B00000319DEDBDC980.svm" xlink:type="simple" xlink:show="embed" xlink:actuate="onLoad"/></draw:frame></text:p>
      <text:p text:style-name="Text_20_body"/>
      <text:h text:style-name="Heading_20_2" text:outline-level="2">I2C Signal Integrity</text:h>
      <text:p text:style-name="Text_20_body">Procedure:</text:p>
      <text:list xml:id="list33256581" text:style-name="L9">
        <text:list-item>
          <text:p text:style-name="P16">Attach scope probes to SDA and SCL with the shortest wire possible</text:p>
        </text:list-item>
        <text:list-item>
          <text:p text:style-name="P16">Capture a full operation</text:p>
        </text:list-item>
        <text:list-item>
          <text:p text:style-name="P16"><text:soft-page-break/>Capture a zoom of 3 consecutively toggling SDA bits</text:p>
        </text:list-item>
      </text:list>
      <text:p text:style-name="Text_20_body">Criteria:</text:p>
      <text:list xml:id="list33250872" text:style-name="L10">
        <text:list-item>
          <text:p text:style-name="P17">Are I2C interface rise times are far below clk pulse high width?</text:p>
        </text:list-item>
        <text:list-item>
          <text:p text:style-name="P17">Record the pullup resistor value as measured:</text:p>
        </text:list-item>
      </text:list>
      <text:list xml:id="list33253145" text:style-name="L11">
        <text:list-item>
          <text:p text:style-name="P18">1: <text:span text:style-name="T2">4.565 kOhm</text:span></text:p>
        </text:list-item>
        <text:list-item>
          <text:p text:style-name="P18">2: <text:span text:style-name="T2">4.587 kOhm</text:span></text:p>
        </text:list-item>
      </text:list>
      <text:p text:style-name="P12"/>
      <text:p text:style-name="Text_20_body"><draw:frame draw:style-name="fr2" draw:name="graphics1" text:anchor-type="paragraph" svg:x="0in" svg:y="0in" svg:width="6.6925in" svg:height="4.0154in" draw:z-index="0"><draw:image xlink:href="Pictures/20000007000052B00000319D7C41261F.svm" xlink:type="simple" xlink:show="embed" xlink:actuate="onLoad"/></draw:frame><draw:frame draw:style-name="fr2" draw:name="graphics2" text:anchor-type="paragraph" svg:x="0in" svg:y="4.3311in" svg:width="6.6925in" svg:height="4.0154in" draw:z-index="1"><draw:image xlink:href="Pictures/20000007000052B00000319DD8B059CC.svm" xlink:type="simple" xlink:show="embed" xlink:actuate="onLoad"/></draw:frame></text:p>
      <text:h text:style-name="Heading_20_2" text:outline-level="2"><text:soft-page-break/></text:h>
      <text:h text:style-name="Heading_20_2" text:outline-level="2"><draw:frame draw:style-name="fr3" draw:name="graphics3" text:anchor-type="paragraph" svg:width="6.6925in" svg:height="4.0154in" draw:z-index="2"><draw:image xlink:href="Pictures/20000007000052B00000319D486E9FFC.svm" xlink:type="simple" xlink:show="embed" xlink:actuate="onLoad"/></draw:frame></text:h>
      <text:h text:style-name="Heading_20_2" text:outline-level="2">MICxxxx rail stability</text:h>
      <text:p text:style-name="Text_20_body">Procedure:</text:p>
      <text:list xml:id="list33227196" text:style-name="L12">
        <text:list-item>
          <text:p text:style-name="P19">Look for ramp waveforms on the MICxxxx's output pin.</text:p>
        </text:list-item>
      </text:list>
      <text:p text:style-name="Text_20_body">Criteria:</text:p>
      <text:list xml:id="list33242219" text:style-name="L13">
        <text:list-item>
          <text:p text:style-name="P20">Is the bypass cap present? <text:s/><text:span text:style-name="T2">No</text:span></text:p>
        </text:list-item>
        <text:list-item>
          <text:p text:style-name="P20">Does the MICxxxx benifit from removing the PB pin bypass cap?<text:span text:style-name="T2"> <text:s/>It did!</text:span></text:p>
        </text:list-item>
      </text:list>
      <text:h text:style-name="Heading_20_2" text:outline-level="2"/>
      <text:h text:style-name="Heading_20_2" text:outline-level="2">Action Items</text:h>
      <text:list xml:id="list33238341" text:style-name="L14">
        <text:list-item>
          <text:p text:style-name="P21">Change out pullups – 10k becomes 4.7k <text:span text:style-name="T2">DONE</text:span></text:p>
        </text:list-item>
        <text:list-item>
          <text:p text:style-name="P21">Add SDA and SCK silk to A4/A5 <text:span text:style-name="T2">DONE</text:span></text:p>
        </text:list-item>
        <text:list-item>
          <text:p text:style-name="P21">addr box confusing. <text:s/>Switch bit positions and lable individual columns <text:span text:style-name="T2">DONE</text:span></text:p>
        </text:list-item>
      </text:list>
      <text:p text:style-name="Text_20_body"><draw:frame draw:style-name="fr4" draw:name="graphics10" text:anchor-type="paragraph" svg:width="6.3693in" svg:height="1.8591in" draw:z-index="9"><draw:image xlink:href="Pictures/200000070000066B0000458FC19C16B9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7M44S</meta:editing-duration>
    <meta:editing-cycles>10</meta:editing-cycles>
    <meta:generator>OpenOffice.org/3.3$Win32 OpenOffice.org_project/330m20$Build-9567</meta:generator>
    <dc:date>2015-08-21T13:08:18.36</dc:date>
    <dc:creator>Marshall Taylor</dc:creator>
    <meta:document-statistic meta:table-count="0" meta:image-count="10" meta:object-count="0" meta:page-count="7" meta:paragraph-count="73" meta:word-count="445" meta:character-count="2395"/>
    <meta:user-defined meta:name="Info 1"/>
    <meta:user-defined meta:name="Info 2"/>
    <meta:user-defined meta:name="Info 3"/>
    <meta:user-defined meta:name="Info 4"/>
  </office:meta>
</office:document-meta>
</file>